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5.652cm" table:align="margins"/>
    </style:style>
    <style:style style:name="Таблица1.A" style:family="table-column">
      <style:table-column-properties style:rel-column-width="40156*"/>
    </style:style>
    <style:style style:name="Таблица1.B" style:family="table-column">
      <style:table-column-properties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style:font-name-asian="Times New Roman3" style:font-name-complex="Times New Roman3"/>
    </style:style>
    <style:style style:name="P4" style:family="paragraph" style:parent-style-name="Text_20_body">
      <style:text-properties style:font-name="Times New Roman" fo:language="en" fo:country="US" style:font-name-asian="Times New Roman3" style:font-name-complex="Times New Roman3"/>
    </style:style>
    <style:style style:name="P5" style:family="paragraph" style:parent-style-name="Text_20_body">
      <style:text-properties style:font-name="Times New Roman" fo:language="ru" fo:country="RU" style:font-name-asian="Times New Roman3" style:font-name-complex="Times New Roman3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Times New Roman"/>
    </style:style>
    <style:style style:name="P10" style:family="paragraph" style:parent-style-name="Text_20_body" style:list-style-name="L1">
      <style:text-properties style:font-name="Times New Roman"/>
    </style:style>
    <style:style style:name="P11" style:family="paragraph" style:parent-style-name="Text_20_body" style:list-style-name="L2">
      <style:text-properties style:font-name="Times New Roman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Times New Roman3" style:font-name-complex="Times New Roman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-asian="Times New Roman3" style:font-name-complex="Times New Roman3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Times New Roman3" style:font-name-complex="Times New Roman3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951cm" svg:height="0.85cm" draw:z-index="0"><draw:image xlink:href="../../odt/images/0009.png" xlink:type="simple" xlink:show="embed" xlink:actuate="onLoad"/></draw:frame></text:p>
          </table:table-cell>
          <table:table-cell table:style-name="Table1.B1" office:value-type="string">
            <text:h text:style-name="P9" text:outline-level="1">Нормальный шум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Text_20_body">| векторизован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461cm" svg:height="1.191cm" draw:z-index="0"><draw:image xlink:href="../../odt/images/000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генерирует псевдослучайную последовательность <text:span text:style-name="T7">вещественных</text:span> чисел, <text:s/>нормально распределенных (по Гауссу).</text:p>
            <text:p text:style-name="P2"><text:span text:style-name="T6">Свойства</text:span>:</text:p>
            <text:list xml:id="list3342323929411563591" text:style-name="L1">
              <text:list-item>
                <text:p text:style-name="P10"><text:span text:style-name="T9">Математическое ожидание </text:span><text:span text:style-name="T11">–</text:span><text:span text:style-name="T9"><draw:frame draw:style-name="fr3" draw:name="Объект3" text:anchor-type="as-char" svg:width="0.725cm" svg:height="0.54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.</text:span></text:p>
              </text:list-item>
              <text:list-item>
                <text:p text:style-name="P10"><text:span text:style-name="T5">Дисперсия</text:span><text:span text:style-name="T9"> </text:span><text:span text:style-name="T11">–</text:span><text:span text:style-name="T9"><draw:frame draw:style-name="fr3" draw:name="Объект4" text:anchor-type="as-char" svg:width="0.61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.</text:span></text:p>
              </text:list-item>
              <text:list-item>
                <text:p text:style-name="P10"><text:span text:style-name="T9">Период квантования </text:span><text:span text:style-name="T11">–</text:span><text:span text:style-name="T9"><draw:frame draw:style-name="fr3" draw:name="Объект5" text:anchor-type="as-char" svg:width="0.545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1">– </text:span><text:span text:style-name="T5">время в секундах, через которое будет обновляться случайный сигнал на выходе блока</text:span><text:span text:style-name="T9">. Если</text:span><text:span text:style-name="T9"><draw:frame draw:style-name="fr3" draw:name="Object1" text:anchor-type="as-char" svg:width="1.219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2"><text:span text:style-name="T3">Свойства</text:span> могут быть <text:span text:style-name="T7">векторами</text:span><text:span text:style-name="T12">:</text:span><draw:frame draw:style-name="fr3" draw:name="Object4" text:anchor-type="as-char" svg:width="4.382cm" svg:height="0.71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3" draw:name="Object5" text:anchor-type="as-char" svg:width="3.926cm" svg:height="0.713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">и </text:span><text:s/><draw:frame draw:style-name="fr3" draw:name="Object10" text:anchor-type="as-char" svg:width="3.662cm" svg:height="0.713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3">р</text:span>азмерности которых должны быть одинаковы, в этом случае на выходе будет также <text:span text:style-name="T3">формироваться </text:span><text:span text:style-name="T7">векторный сигнал</text:span><text:span text:style-name="T14">.</text:span></text:p>
            <text:p text:style-name="Text_20_body"><text:span text:style-name="T17">Примеры</text:span> заполнения <text:span text:style-name="T3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4">Числовое</text:span><text:span text:style-name="T3"> задание </text:span><text:span text:style-name="T1">свойств</text:span><text:span text:style-name="T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тематическое ожидание</text:p>
                </table:table-cell>
                <table:table-cell table:style-name="Таблица1.B3" office:value-type="string">
                  <text:p text:style-name="Text_20_body">[<text:span text:style-name="T10">1</text:span>]</text:p>
                </table:table-cell>
              </table:table-row>
              <table:table-row>
                <table:table-cell table:style-name="Таблица1.A3" office:value-type="string">
                  <text:p text:style-name="P5">Дисперсия</text:p>
                </table:table-cell>
                <table:table-cell table:style-name="Таблица1.B3" office:value-type="string">
                  <text:p text:style-name="Text_20_body">[<text:span text:style-name="T10">0.2</text:span>]</text:p>
                </table:table-cell>
              </table:table-row>
              <table:table-row>
                <table:table-cell table:style-name="Таблица1.A3" office:value-type="string">
                  <text:p text:style-name="P4">Период квантования</text:p>
                </table:table-cell>
                <table:table-cell table:style-name="Таблица1.B3" office:value-type="string">
                  <text:p text:style-name="Text_20_body">[<text:span text:style-name="T10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6">Именованное</text:span><text:span text:style-name="T17"> задание </text:span><text:span text:style-name="T2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тематическое ожидание</text:p>
                </table:table-cell>
                <table:table-cell table:style-name="Таблица1.B3" office:value-type="string">
                  <text:p text:style-name="Text_20_body">[M<text:span text:style-name="T10">1</text:span>]</text:p>
                </table:table-cell>
              </table:table-row>
              <table:table-row>
                <table:table-cell table:style-name="Таблица1.A3" office:value-type="string">
                  <text:p text:style-name="P5">Дисперсия</text:p>
                </table:table-cell>
                <table:table-cell table:style-name="Таблица1.B3" office:value-type="string">
                  <text:p text:style-name="Text_20_body">[D<text:span text:style-name="T10">1</text:span>]</text:p>
                </table:table-cell>
              </table:table-row>
              <table:table-row>
                <table:table-cell table:style-name="Таблица1.A3" office:value-type="string">
                  <text:p text:style-name="P4">Период квантования</text:p>
                </table:table-cell>
                <table:table-cell table:style-name="Таблица1.B3" office:value-type="string">
                  <text:p text:style-name="Text_20_body">[<text:span text:style-name="T10">T_q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6">Смешанное</text:span><text:span text:style-name="T17"> задание </text:span><text:span text:style-name="T2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тематическое ожидание</text:p>
                </table:table-cell>
                <table:table-cell table:style-name="Таблица1.B3" office:value-type="string">
                  <text:p text:style-name="P6">[M1]</text:p>
                </table:table-cell>
              </table:table-row>
              <table:table-row>
                <table:table-cell table:style-name="Таблица1.A3" office:value-type="string">
                  <text:p text:style-name="P5">Дисперсия</text:p>
                </table:table-cell>
                <table:table-cell table:style-name="Таблица1.B3" office:value-type="string">
                  <text:p text:style-name="Text_20_body">[<text:span text:style-name="T10">1</text:span>]</text:p>
                </table:table-cell>
              </table:table-row>
              <table:table-row>
                <table:table-cell table:style-name="Таблица1.A3" office:value-type="string">
                  <text:p text:style-name="P4">Период квантования</text:p>
                </table:table-cell>
                <table:table-cell table:style-name="Таблица1.B3" office:value-type="string">
                  <text:p text:style-name="Text_20_body">[<text:span text:style-name="T10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6">Векторное</text:span><text:span text:style-name="T17"> задание </text:span><text:span text:style-name="T2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тематическое ожидание</text:p>
                </table:table-cell>
                <table:table-cell table:style-name="Таблица1.B3" office:value-type="string">
                  <text:p text:style-name="Text_20_body">[M<text:span text:style-name="T10">1,M2,M3]</text:span></text:p>
                </table:table-cell>
              </table:table-row>
              <table:table-row>
                <table:table-cell table:style-name="Таблица1.A3" office:value-type="string">
                  <text:p text:style-name="P5">Дисперсия</text:p>
                </table:table-cell>
                <table:table-cell table:style-name="Таблица1.B3" office:value-type="string">
                  <text:p text:style-name="Text_20_body">[<text:span text:style-name="T10">0.1,0.1,0.1]</text:span></text:p>
                </table:table-cell>
              </table:table-row>
              <table:table-row>
                <table:table-cell table:style-name="Таблица1.A3" office:value-type="string">
                  <text:p text:style-name="P4">Период квантования</text:p>
                </table:table-cell>
                <table:table-cell table:style-name="Таблица1.B3" office:value-type="string">
                  <text:p text:style-name="P6">[0,0.01,0.02]</text:p>
                </table:table-cell>
              </table:table-row>
            </table:table>
            <text:p text:style-name="P2"><text:span text:style-name="T6">Примечани</text:span><text:span text:style-name="T4">я</text:span>:</text:p>
            <text:list xml:id="list1645083023523851942" text:style-name="L2">
              <text:list-item>
                <text:p text:style-name="P11"><text:span text:style-name="T3">По умолчанию блок </text:span>формирует <text:span text:style-name="T8">скалярный</text:span> выходной сигнал.</text:p>
              </text:list-item>
              <text:list-item>
                <text:p text:style-name="P12"><text:span text:style-name="T14">Именованные свойства задаются как </text:span><text:span text:style-name="T12">локальные</text:span><text:span text:style-name="T14"> переменные модели (или субмодели) во вкладке </text:span><text:span text:style-name="T12">Параметры</text:span><text:span text:style-name="T14"> или как глобальные сигналы проекта при помощи пункта главного меню </text:span><text:span text:style-name="T12">Графика</text:span><text:span text:style-name="T14"> </text:span><text:span text:style-name="T15">→</text:span><text:span text:style-name="T16"> </text:span><text:span text:style-name="T13">Сигналы</text:span><text:span text:style-name="T14">.</text:span>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мальный шум</dc:title>
    <dc:date>2012-01-30T07:37:56.78</dc:date>
    <meta:generator>OpenOffice_Beta/4.1.0$Win32 OpenOffice.org_project/410m14$Build-9760</meta:generator>
    <meta:editing-duration>PT2H27M12S</meta:editing-duration>
    <meta:editing-cycles>58</meta:editing-cycles>
    <meta:document-statistic meta:table-count="2" meta:image-count="2" meta:object-count="7" meta:page-count="2" meta:paragraph-count="52" meta:word-count="177" meta:character-count="132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i>M</mi>
          </mrow>
          <mo stretchy="false">⃗</mo>
        </mover>
        <mo stretchy="false">=</mo>
        <mfenced open="[" close="]">
          <mrow>
            <msub>
              <mi>M</mi>
              <mrow>
                <mn>1</mn>
              </mrow>
            </msub>
            <mi>,</mi>
            <msub>
              <mi>M</mi>
              <mrow>
                <mn>2</mn>
              </mrow>
            </msub>
            <mi>,</mi>
            <mn>...</mn>
            <msub>
              <mi>M</mi>
              <mrow>
                <mi>n</mi>
              </mrow>
            </msub>
          </mrow>
        </mfenced>
      </mrow>
    </mrow>
    <annotation encoding="StarMath 5.0">vec {M}=
left [
M_{1} , M_{2} , ... M_{n}
right ]</annotation>
  </semantics>
</math>
</file>

<file path=Object 2/content.xml><?xml version="1.0" encoding="utf-8"?>
<math xmlns="http://www.w3.org/1998/Math/MathML">
  <semantics>
    <mrow>
      <mrow>
        <mover accent="true">
          <mrow>
            <mi>D</mi>
          </mrow>
          <mo stretchy="false">⃗</mo>
        </mover>
        <mo stretchy="false">=</mo>
        <mfenced open="[" close="]">
          <mrow>
            <msub>
              <mi>D</mi>
              <mrow>
                <mn>1</mn>
              </mrow>
            </msub>
            <mi>,</mi>
            <msub>
              <mi>D</mi>
              <mrow>
                <mn>2</mn>
              </mrow>
            </msub>
            <mi>,</mi>
            <mn>...</mn>
            <msub>
              <mi>D</mi>
              <mrow>
                <mi>n</mi>
              </mrow>
            </msub>
          </mrow>
        </mfenced>
      </mrow>
    </mrow>
    <annotation encoding="StarMath 5.0">vec {D}=
left [
D_{1} , D_{2} , ... D_{n}
right ]</annotation>
  </semantics>
</math>
</file>

<file path=Object 3/content.xml><?xml version="1.0" encoding="utf-8"?>
<math xmlns="http://www.w3.org/1998/Math/MathML">
  <semantics>
    <mrow>
      <mi>M</mi>
    </mrow>
    <annotation encoding="StarMath 5.0">M</annotation>
  </semantics>
</math>
</file>

<file path=Object 4/content.xml><?xml version="1.0" encoding="utf-8"?>
<math xmlns="http://www.w3.org/1998/Math/MathML">
  <semantics>
    <mrow>
      <mi>D</mi>
    </mrow>
    <annotation encoding="StarMath 5.0">D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